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1.246cm" fo:min-width="3.3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5cm" fo:min-width="2.1cm"/>
    </style:style>
    <style:style style:name="gr3" style:family="graphic" style:parent-style-name="standard">
      <style:graphic-properties draw:stroke="solid" draw:stroke-dash="Ultrafine_20_Dashed" svg:stroke-width="0.1cm" draw:marker-start-width="0.35cm" draw:marker-end-width="0.35cm" draw:fill="solid" draw:fill-color="#00ff00" draw:textarea-horizontal-align="justify" draw:textarea-vertical-align="middle" draw:auto-grow-height="false" fo:min-height="1.75cm" fo:min-width="3.4cm" fo:padding-top="0.175cm" fo:padding-bottom="0.175cm" fo:padding-left="0.3cm" fo:padding-right="0.3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6cm" fo:min-width="1.7cm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 fo:min-height="0.85cm" fo:min-width="2.7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55cm" fo:min-width="1.55cm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 fo:min-height="0.75cm" fo:min-width="2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1.15cm" fo:min-width="5.4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85cm" fo:min-width="2.65cm"/>
    </style:style>
    <style:style style:name="gr10" style:family="graphic" style:parent-style-name="objectwithoutfill">
      <style:graphic-properties svg:stroke-color="#000000" draw:marker-start="Arrow" draw:marker-start-center="true" draw:marker-end="Arrow" draw:marker-end-width="0.2cm" draw:marker-end-center="true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center="true" draw:marker-end="Arrow" draw:marker-end-width="0.2cm" draw:marker-end-center="tru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0.65cm" fo:min-width="0.8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stroke="none" svg:stroke-color="#000000" draw:fill="none" draw:fill-color="#ffffff" fo:min-height="0.812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75cm" fo:min-width="0.65cm"/>
    </style:style>
    <style:style style:name="gr20" style:family="graphic" style:parent-style-name="standard">
      <style:graphic-properties draw:fill-color="#00ff00" draw:textarea-horizontal-align="justify" draw:textarea-vertical-align="middle" draw:auto-grow-height="false" fo:min-height="1.25cm" fo:min-width="2.9cm"/>
    </style:style>
    <style:style style:name="gr21" style:family="graphic" style:parent-style-name="standard">
      <style:graphic-properties draw:stroke="dash" draw:stroke-dash="Ultrafine_20_2_20_Dots_20_3_20_Dashes" svg:stroke-color="#000000" draw:fill="none" draw:fill-color="#ffffff" fo:min-height="3.556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cm" fo:min-width="1.25cm"/>
    </style:style>
    <style:style style:name="gr23" style:family="graphic" style:parent-style-name="standard">
      <style:graphic-properties draw:fill="solid" draw:fill-color="#00ff00" draw:textarea-horizontal-align="justify" draw:textarea-vertical-align="middle" draw:auto-grow-height="false" fo:min-height="1.85cm" fo:min-width="5cm"/>
    </style:style>
    <style:style style:name="gr24" style:family="graphic" style:parent-style-name="standard">
      <style:graphic-properties svg:stroke-color="#000000" draw:marker-start="Arrow" draw:marker-start-center="true" draw:marker-end="Arrow" draw:marker-end-width="0.2cm" draw:marker-end-center="tru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55cm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 fo:min-height="0.6cm" fo:min-width="1.1cm"/>
    </style:style>
    <style:style style:name="gr27" style:family="graphic" style:parent-style-name="standard">
      <style:graphic-properties svg:stroke-color="#000000" draw:marker-start="Arrow" draw:marker-start-center="true" draw:marker-end="Arrow" draw:marker-end-center="true" draw:textarea-vertical-align="middle"/>
    </style:style>
    <style:style style:name="gr28" style:family="graphic" style:parent-style-name="objectwithoutfill">
      <style:graphic-properties draw:marker-start="Arrow" draw:marker-start-width="0.2cm" draw:marker-start-center="true" draw:marker-end="Arrow" draw:marker-end-width="0.2cm" draw:marker-end-center="true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3.8cm" svg:height="1.496cm" svg:x="11.3cm" svg:y="1.196cm">
          <text:p text:style-name="P1">cityresid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cm" svg:height="1.5cm" svg:x="10.6cm" svg:y="4.996cm">
          <text:p text:style-name="P1">member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" draw:id="id5" draw:layer="layout" svg:width="4cm" svg:height="2.1cm" svg:x="11.2cm" svg:y="8.596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4cm" svg:height="1.7cm" svg:x="5.7cm" svg:y="8.796cm">
          <text:p text:style-name="P1">consists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3.2cm" svg:height="1.1cm" svg:x="2.6cm" svg:y="1.396cm">
          <text:p text:style-name="P1">citychunk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1cm" svg:height="1.6cm" svg:x="6.7cm" svg:y="18.296cm">
          <text:p text:style-name="P1">defin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1" draw:id="id1" draw:layer="layout" svg:width="2.5cm" svg:height="1cm" svg:x="7.5cm" svg:y="21.396cm">
          <text:p text:style-name="P1">cityrank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5.9cm" svg:height="1.4cm" svg:x="13.6cm" svg:y="26.096cm">
          <text:p text:style-name="P1">cityrank_permission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6.3cm" svg:height="2.2cm" svg:x="5.6cm" svg:y="25.696cm">
          <text:p text:style-name="P1">are defined us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8.75cm" svg:y1="22.396cm" svg:x2="8.75cm" svg:y2="25.696cm" draw:start-shape="id1" draw:start-glue-point="2" draw:end-shape="id2" svg:d="M8750 22396v3300" svg:viewBox="0 0 1 3301">
          <text:p/>
        </draw:connector>
        <draw:connector draw:style-name="gr10" draw:text-style-name="P1" draw:layer="layout" svg:x1="13.2cm" svg:y1="2.692cm" svg:x2="13.2cm" svg:y2="4.996cm" draw:start-shape="id3" draw:start-glue-point="2" draw:end-shape="id4" draw:end-glue-point="4" svg:d="M13200 2692v2304" svg:viewBox="0 0 1 2305">
          <text:p/>
        </draw:connector>
        <draw:connector draw:style-name="gr10" draw:text-style-name="P1" draw:layer="layout" svg:x1="13.2cm" svg:y1="6.496cm" svg:x2="13.2cm" svg:y2="8.596cm" draw:start-shape="id4" draw:start-glue-point="6" draw:end-shape="id5" draw:end-glue-point="0" svg:d="M13200 6496v2100" svg:viewBox="0 0 1 2101">
          <text:p/>
        </draw:connector>
        <draw:connector draw:style-name="gr11" draw:text-style-name="P1" draw:layer="layout" svg:x1="11.2cm" svg:y1="9.646cm" svg:x2="10.1cm" svg:y2="9.646cm" draw:start-shape="id5" draw:start-glue-point="3" draw:end-shape="id6" draw:end-glue-point="7" svg:d="M11200 9646h-1100" svg:viewBox="0 0 1101 1">
          <text:p/>
        </draw:connector>
        <draw:connector draw:style-name="gr10" draw:text-style-name="P1" draw:layer="layout" draw:line-skew="-1.25cm" svg:x1="7.9cm" svg:y1="8.796cm" svg:x2="4.2cm" svg:y2="2.496cm" draw:start-shape="id6" draw:start-glue-point="4" draw:end-shape="id7" draw:end-glue-point="2" svg:d="M7900 8796v-4400h-3700v-1900" svg:viewBox="0 0 3701 6301">
          <text:p/>
        </draw:connector>
        <draw:connector draw:style-name="gr12" draw:text-style-name="P1" draw:layer="layout" svg:x1="8.75cm" svg:y1="19.896cm" svg:x2="8.75cm" svg:y2="21.396cm" draw:start-shape="id8" draw:start-glue-point="6" draw:end-shape="id1" draw:end-glue-point="0" svg:d="M8750 19896v1500" svg:viewBox="0 0 1 1501">
          <text:p/>
        </draw:connector>
        <draw:connector draw:style-name="gr10" draw:text-style-name="P1" draw:layer="layout" svg:x1="13.2cm" svg:y1="10.696cm" svg:x2="8.75cm" svg:y2="18.296cm" draw:start-shape="id5" draw:start-glue-point="2" draw:end-shape="id8" draw:end-glue-point="4" svg:d="M13200 10696v3825h-4450v3775" svg:viewBox="0 0 4451 7601">
          <text:p/>
        </draw:connector>
        <draw:connector draw:style-name="gr10" draw:text-style-name="P1" draw:layer="layout" svg:x1="11.9cm" svg:y1="26.796cm" svg:x2="13.6cm" svg:y2="26.796cm" draw:start-shape="id2" draw:start-glue-point="7" draw:end-shape="id9" draw:end-glue-point="3" svg:d="M11900 26796h1700" svg:viewBox="0 0 1701 1">
          <text:p/>
        </draw:connector>
        <draw:frame draw:style-name="gr13" draw:layer="layout" svg:width="0.9cm" svg:height="0.962cm" svg:x="10.3cm" svg:y="8.596cm">
          <draw:text-box>
            <text:p>1</text:p>
          </draw:text-box>
        </draw:frame>
        <draw:frame draw:style-name="gr14" draw:layer="layout" svg:width="0.9cm" svg:height="1.1cm" svg:x="5.2cm" svg:y="2.396cm">
          <draw:text-box>
            <text:p>n</text:p>
          </draw:text-box>
        </draw:frame>
        <draw:frame draw:style-name="gr14" draw:layer="layout" svg:width="1.1cm" svg:height="1.1cm" svg:x="13.4cm" svg:y="2.796cm">
          <draw:text-box>
            <text:p>m</text:p>
          </draw:text-box>
        </draw:frame>
        <draw:frame draw:style-name="gr13" draw:layer="layout" svg:width="1cm" svg:height="0.962cm" svg:x="13.537cm" svg:y="7.596cm">
          <draw:text-box>
            <text:p>n</text:p>
          </draw:text-box>
        </draw:frame>
        <draw:frame draw:style-name="gr14" draw:layer="layout" svg:width="0.9cm" svg:height="1.1cm" svg:x="13.437cm" svg:y="10.596cm">
          <draw:text-box>
            <text:p>m</text:p>
          </draw:text-box>
        </draw:frame>
        <draw:frame draw:style-name="gr13" draw:layer="layout" svg:width="1.2cm" svg:height="0.962cm" svg:x="7.5cm" svg:y="20.296cm">
          <draw:text-box>
            <text:p>n</text:p>
          </draw:text-box>
        </draw:frame>
        <draw:frame draw:style-name="gr14" draw:layer="layout" svg:width="1.1cm" svg:height="1.1cm" svg:x="7.7cm" svg:y="22.596cm">
          <draw:text-box>
            <text:p>1</text:p>
          </draw:text-box>
        </draw:frame>
        <draw:frame draw:style-name="gr15" draw:layer="layout" svg:width="1.3cm" svg:height="1.3cm" svg:x="12.6cm" svg:y="25.796cm">
          <draw:text-box>
            <text:p>m</text:p>
          </draw:text-box>
        </draw:frame>
        <draw:custom-shape draw:style-name="gr16" draw:text-style-name="P1" xml:id="id10" draw:id="id10" draw:layer="layout" svg:width="2.6cm" svg:height="1.8cm" svg:x="17.5cm" svg:y="16.296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15.1cm" svg:y1="1.944cm" svg:x2="18.8cm" svg:y2="16.296cm" draw:start-shape="id3" draw:start-glue-point="1" draw:end-shape="id10" draw:end-glue-point="4" svg:d="M15100 1944h3700v14352" svg:viewBox="0 0 3701 14353">
          <text:p/>
        </draw:connector>
        <draw:connector draw:style-name="gr10" draw:text-style-name="P1" draw:layer="layout" svg:x1="18.8cm" svg:y1="18.096cm" svg:x2="10cm" svg:y2="21.896cm" draw:start-shape="id10" draw:start-glue-point="6" draw:end-shape="id1" draw:end-glue-point="1" svg:d="M18800 18096v3800h-8800" svg:viewBox="0 0 8801 3801">
          <text:p/>
        </draw:connector>
        <draw:frame draw:style-name="gr17" draw:layer="layout" svg:width="1cm" svg:height="1cm" svg:x="15.3cm" svg:y="1.096cm">
          <draw:text-box>
            <text:p>m</text:p>
          </draw:text-box>
        </draw:frame>
        <draw:frame draw:style-name="gr18" draw:layer="layout" svg:width="0.8cm" svg:height="1.062cm" svg:x="10.2cm" svg:y="21.096cm">
          <draw:text-box>
            <text:p>n</text:p>
          </draw:text-box>
        </draw:frame>
        <draw:custom-shape draw:style-name="gr19" draw:text-style-name="P1" xml:id="id11" draw:id="id11" draw:layer="layout" svg:width="2.3cm" svg:height="2cm" svg:x="16cm" svg:y="12.496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xml:id="id12" draw:id="id12" draw:layer="layout" svg:width="3.4cm" svg:height="1.5cm" svg:x="12.7cm" svg:y="18.296cm">
          <text:p text:style-name="P1">citysetting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5.2cm" svg:y1="9.646cm" svg:x2="17.15cm" svg:y2="12.496cm" draw:start-shape="id5" draw:start-glue-point="1" draw:end-shape="id11" draw:end-glue-point="4" svg:d="M15200 9646h1950v2850" svg:viewBox="0 0 1951 2851">
          <text:p/>
        </draw:connector>
        <draw:connector draw:style-name="gr10" draw:text-style-name="P1" draw:layer="layout" svg:x1="17.15cm" svg:y1="14.496cm" svg:x2="14.4cm" svg:y2="18.296cm" draw:start-shape="id11" draw:start-glue-point="6" draw:end-shape="id12" draw:end-glue-point="0" svg:d="M17150 14496v1901h-2750v1899" svg:viewBox="0 0 2751 3801">
          <text:p/>
        </draw:connector>
        <draw:frame draw:style-name="gr14" draw:layer="layout" svg:width="1.3cm" svg:height="1.1cm" svg:x="15.037cm" svg:y="8.096cm">
          <draw:text-box>
            <text:p>1</text:p>
          </draw:text-box>
        </draw:frame>
        <draw:frame draw:style-name="gr14" draw:layer="layout" svg:width="1.1cm" svg:height="1.1cm" svg:x="15cm" svg:y="17.396cm">
          <draw:text-box>
            <text:p>n</text:p>
          </draw:text-box>
        </draw:frame>
        <draw:frame draw:style-name="gr21" draw:layer="layout" svg:width="4.2cm" svg:height="3.806cm" svg:x="1.9cm" svg:y="16.796cm">
          <draw:text-box>
            <text:p>Only 10 tables as no cityresident table is necessary</text:p>
          </draw:text-box>
        </draw:frame>
        <draw:custom-shape draw:style-name="gr22" draw:text-style-name="P1" xml:id="id13" draw:id="id13" draw:layer="layout" svg:width="3.5cm" svg:height="2cm" svg:x="2.3cm" svg:y="7.496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14" draw:id="id14" draw:layer="layout" svg:width="5.5cm" svg:height="2.1cm" svg:x="1.3cm" svg:y="13.096cm">
          <text:p text:style-name="P1">citychunksetting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-0.399cm 0.9cm" svg:x1="2.6cm" svg:y1="1.946cm" svg:x2="4.05cm" svg:y2="7.496cm" draw:start-shape="id7" draw:start-glue-point="3" draw:end-shape="id13" draw:end-glue-point="4" svg:d="M2600 1946h-900v3950h2350v1600" svg:viewBox="0 0 2351 5551">
          <text:p/>
        </draw:connector>
        <draw:connector draw:style-name="gr24" draw:text-style-name="P1" draw:layer="layout" svg:x1="4.05cm" svg:y1="9.496cm" svg:x2="4.05cm" svg:y2="13.096cm" draw:start-shape="id13" draw:start-glue-point="6" draw:end-shape="id14" svg:d="M4050 9496v3600" svg:viewBox="0 0 1 3601">
          <text:p/>
        </draw:connector>
        <draw:frame draw:style-name="gr13" draw:layer="layout" svg:width="0.8cm" svg:height="0.962cm" svg:x="1.7cm" svg:y="0.996cm">
          <draw:text-box>
            <text:p>1</text:p>
          </draw:text-box>
        </draw:frame>
        <draw:frame draw:style-name="gr25" draw:layer="layout" svg:width="0.9cm" svg:height="0.962cm" svg:x="3.1cm" svg:y="12.134cm">
          <draw:text-box draw:corner-radius="1.1cm">
            <text:p>n</text:p>
          </draw:text-box>
        </draw:frame>
        <draw:custom-shape draw:style-name="gr26" draw:text-style-name="P1" xml:id="id15" draw:id="id15" draw:layer="layout" svg:width="3.2cm" svg:height="1.7cm" svg:x="7.1cm" svg:y="1.096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11.3cm" svg:y1="1.944cm" svg:x2="10.3cm" svg:y2="1.946cm" draw:start-shape="id3" draw:start-glue-point="3" draw:end-shape="id15" draw:end-glue-point="7" svg:d="M11300 1944h-499v2h-501" svg:viewBox="0 0 1001 3">
          <text:p/>
        </draw:connector>
        <draw:connector draw:style-name="gr28" draw:text-style-name="P1" draw:layer="layout" svg:x1="5.8cm" svg:y1="1.946cm" svg:x2="7.1cm" svg:y2="1.946cm" draw:start-shape="id7" draw:start-glue-point="1" draw:end-shape="id15" draw:end-glue-point="5" svg:d="M5800 1946h1300" svg:viewBox="0 0 1301 1">
          <text:p/>
        </draw:connector>
        <draw:frame draw:style-name="gr29" draw:layer="layout" svg:width="1cm" svg:height="0.962cm" svg:x="5.8cm" svg:y="0.734cm">
          <draw:text-box>
            <text:p>m</text:p>
          </draw:text-box>
        </draw:frame>
        <draw:frame draw:style-name="gr29" draw:layer="layout" svg:width="0.7cm" svg:height="0.962cm" svg:x="10.4cm" svg:y="0.796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96cm" fo:margin-bottom="0.832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8:38:57.670118614</meta:creation-date>
    <dc:date>2015-09-16T22:58:10.301112513</dc:date>
    <meta:editing-duration>PT1H30M41S</meta:editing-duration>
    <meta:editing-cycles>21</meta:editing-cycles>
    <meta:generator>LibreOffice/4.3.7.2$Linux_X86_64 LibreOffice_project/430m0$Build-2</meta:generator>
    <meta:document-statistic meta:object-count="48"/>
  </office:meta>
</office:document-meta>
</file>